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Quotations">
      <style:text-properties officeooo:paragraph-rsid="000470a6"/>
    </style:style>
    <style:style style:name="P2" style:family="paragraph" style:parent-style-name="Quotations">
      <style:text-properties officeooo:paragraph-rsid="00061d09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“Así como la ola ignora que pertenece al mar, el individuo vive su vida ignorante del Espíritu que lo mueve.”</text:p>
      <text:p text:style-name="P1"/>
      <text:p text:style-name="P1">“El hombre camina sin saber a dónde, pero el Espíritu que lo habita conoce el sendero.”</text:p>
      <text:p text:style-name="P1"/>
      <text:p text:style-name="P2">“No sois muchos, sino uno solo; no camináis solos, sino conducidos por la mano invisible del Viviente.”</text:p>
      <text:p text:style-name="P2"/>
      <text:p text:style-name="P2"/>
      <text:p text:style-name="Horizontal_20_Line"/>
      <text:p text:style-name="P1"/>
      <text:p text:style-name="Standard"/>
      <text:p text:style-name="Standard"/>
      <text:p text:style-name="Standard"/>
      <text:p text:style-name="Standard"/>
      <text:p text:style-name="Text_20_body">En esta sección, donde buscamos mostrar que <text:span text:style-name="Strong_20_Emphasis">la vida es una unidad</text:span>, y que <text:span text:style-name="Strong_20_Emphasis">la independencia de los individuos es solo aparente</text:span>, hay múltiples resonancias místicas y espirituales profundas que pueden dar forma al mensaje y elevar su dimensión conceptual. Aquí algunas <text:span text:style-name="Strong_20_Emphasis">ideas clave</text:span> que pueden inspirar la redacción con ese tono trascendente que estamos buscando:</text:p>
      <text:p text:style-name="Horizontal_20_Line"/>
      <text:h text:style-name="Heading_20_3" text:outline-level="3">🌌 <text:span text:style-name="Strong_20_Emphasis">Ideas místicas que pueden enriquecer esta sección:</text:span></text:h>
      <text:p text:style-name="Horizontal_20_Line"/>
      <text:h text:style-name="Heading_20_4" text:outline-level="4"><text:span text:style-name="Strong_20_Emphasis">1. La ilusión de la separación</text:span></text:h>
      <text:list xml:id="list2682655715" text:style-name="L1">
        <text:list-item>
          <text:p text:style-name="P3">En muchas tradiciones espirituales (como el Vedanta, el budismo, o incluso ciertas corrientes místicas cristianas), se enseña que el individuo <text:span text:style-name="Emphasis">cree</text:span> estar separado, pero en verdad forma parte de una única realidad.</text:p>
        </text:list-item>
        <text:list-item>
          <text:p text:style-name="P3">Esta ilusión de individualidad puede verse reflejada en el individuo que “vive ajeno al proceso”, sin saber que es parte de un Todo que piensa, decide y actúa.</text:p>
        </text:list-item>
      </text:list>
      <text:p text:style-name="Text_20_body"><text:span text:style-name="Strong_20_Emphasis">Inspiración:</text:span></text:p>
      <text:p text:style-name="Quotations">“Así como la ola ignora que pertenece al mar, el individuo vive su vida ignorante del Espíritu que lo mueve.”</text:p>
      <text:p text:style-name="Horizontal_20_Line"/>
      <text:h text:style-name="Heading_20_4" text:outline-level="4"><text:soft-page-break/><text:span text:style-name="Strong_20_Emphasis">2. El Uno y los Muchos</text:span></text:h>
      <text:list xml:id="list248005349" text:style-name="L2">
        <text:list-item>
          <text:p text:style-name="P4">La vida como sistema representa <text:span text:style-name="Strong_20_Emphasis">una sola conciencia que se expresa a través de muchas formas</text:span>, tal como Dios se manifiesta en múltiples criaturas sin dejar de ser Uno.</text:p>
        </text:list-item>
        <text:list-item>
          <text:p text:style-name="P4">Esta idea también conecta con el pensamiento neoplatónico: <text:span text:style-name="Strong_20_Emphasis">la multiplicidad brota de la unidad</text:span> sin romperla.</text:p>
        </text:list-item>
      </text:list>
      <text:p text:style-name="Text_20_body"><text:span text:style-name="Strong_20_Emphasis">Inspiración:</text:span></text:p>
      <text:p text:style-name="Quotations">“Muchos cuerpos, un solo aliento; muchas voces, una sola canción; muchos seres, un solo Espíritu.”</text:p>
      <text:p text:style-name="Horizontal_20_Line"/>
      <text:h text:style-name="Heading_20_4" text:outline-level="4"><text:span text:style-name="Strong_20_Emphasis">3. Dos voluntades, un destino</text:span></text:h>
      <text:list xml:id="list2528311275" text:style-name="L3">
        <text:list-item>
          <text:p text:style-name="P5">Una puede verse como la voluntad del individuo (su instinto), y otra como la voluntad del sistema (la inteligencia que busca una solución).</text:p>
        </text:list-item>
        <text:list-item>
          <text:p text:style-name="P5">Esto recuerda la distinción entre el libre albedrío humano y la Providencia divina, o entre el ego personal y el Alma universal.</text:p>
        </text:list-item>
      </text:list>
      <text:p text:style-name="Text_20_body"><text:span text:style-name="Strong_20_Emphasis">Inspiración:</text:span></text:p>
      <text:p text:style-name="Quotations">“El hombre camina sin saber a dónde, pero el Espíritu que lo habita conoce el sendero.”</text:p>
      <text:p text:style-name="Horizontal_20_Line"/>
      <text:h text:style-name="Heading_20_4" text:outline-level="4"><text:span text:style-name="Strong_20_Emphasis">4. El cuerpo místico</text:span></text:h>
      <text:list xml:id="list41202613" text:style-name="L4">
        <text:list-item>
          <text:p text:style-name="P6">En la teología cristiana, se habla del “Cuerpo Místico de Cristo”, donde cada creyente es un miembro del cuerpo, pero Cristo es la Cabeza.</text:p>
        </text:list-item>
        <text:list-item>
          <text:p text:style-name="P6">El paralelismo aquí sería: cada individuo es una célula del cuerpo; el sistema es la conciencia que lo anima.</text:p>
        </text:list-item>
      </text:list>
      <text:p text:style-name="Text_20_body"><text:span text:style-name="Strong_20_Emphasis">Inspiración:</text:span></text:p>
      <text:p text:style-name="Quotations">“No es el ojo quien ve, sino la mente en la que el ojo vive. Así el individuo no piensa, pero el sistema en él contempla los misterios.”</text:p>
      <text:p text:style-name="Horizontal_20_Line"/>
      <text:h text:style-name="Heading_20_4" text:outline-level="4"><text:span text:style-name="Strong_20_Emphasis">5. El Espíritu único</text:span></text:h>
      <text:list xml:id="list350760327" text:style-name="L5">
        <text:list-item>
          <text:p text:style-name="P7">Así como en muchas religiones se afirma que <text:span text:style-name="Strong_20_Emphasis">“un solo Espíritu” anima todo lo vivo</text:span>, esta sección puede sugerir que <text:span text:style-name="Strong_20_Emphasis">la vida misma es ese Espíritu universal</text:span>, trabajando a través de formas individuales.</text:p>
        </text:list-item>
      </text:list>
      <text:p text:style-name="Text_20_body"><text:span text:style-name="Strong_20_Emphasis">Inspiración:</text:span></text:p>
      <text:p text:style-name="Quotations">“No sois muchos, sino uno solo; no camináis solos, sino conducidos por la mano invisible del Viviente.”</text:p>
      <text:p text:style-name="Horizontal_20_Line"><text:soft-page-break/></text:p>
      <text:h text:style-name="Heading_20_4" text:outline-level="4"><text:span text:style-name="Strong_20_Emphasis">6. El despertar del colectivo</text:span></text:h>
      <text:list xml:id="list4164826169" text:style-name="L6">
        <text:list-item>
          <text:p text:style-name="P8">El sistema es como una inteligencia latente que despierta solo cuando hay muchos individuos conectados.</text:p>
        </text:list-item>
        <text:list-item>
          <text:p text:style-name="P8">Esto recuerda ideas como la conciencia colectiva o la “mente de Dios” que se hace visible en el conjunto, pero no en la parte.</text:p>
        </text:list-item>
      </text:list>
      <text:p text:style-name="Text_20_body"><text:span text:style-name="Strong_20_Emphasis">Inspiración:</text:span></text:p>
      <text:p text:style-name="Quotations">“Cuando los muchos se alzaron, se formó un solo pensamiento, y lo que era fragmento se volvió presencia.”</text:p>
      <text:p text:style-name="Horizontal_20_Line"/>
      <text:p text:style-name="Text_20_body">Estas ideas pueden ayudarte a construir una sección profunda y significativa, tanto en su aspecto técnico como espiritual. Si deseas, puedo ahora redactar un fragmento con <text:span text:style-name="Strong_20_Emphasis">estilo bíblico o lírico</text:span>, tomando como base estas ideas y el esquema que me diste. ¿Te gustaría eso?</text:p>
      <text:p text:style-name="Standard"/>
      <text:p text:style-name="Standard"/>
      <text:p text:style-name="Standard"/>
      <text:p text:style-name="Horizontal_20_Line"/>
      <text:p text:style-name="Text_20_body"/>
      <text:p text:style-name="Text_20_body">Aquí tienes un fragmento con estilo bíblico que refleja los conceptos de esta sección —la aparente independencia del individuo, la existencia de una inteligencia unificada, y la unidad espiritual del sistema:</text:p>
      <text:p text:style-name="Horizontal_20_Line"/>
      <text:p text:style-name="Text_20_body"><text:span text:style-name="Strong_20_Emphasis">Y he aquí, el hombre anduvo su camino, y no conocía la senda del propósito.</text:span><text:line-break/>Vivió, se movió, y fue, como quien cumple su jornada sin saber el destino del viaje.<text:line-break/>No buscó respuestas, ni formuló pregunta, ni levantó su rostro al cielo para saber por qué fue creado.</text:p>
      <text:p text:style-name="Text_20_body"><text:span text:style-name="Strong_20_Emphasis">Y sin embargo, el Espíritu del Uno obraba en secreto,</text:span><text:line-break/>y de la suma de todos los que vivieron, brotó la respuesta que ninguno buscó.<text:line-break/>Como la voz que surge del coro aunque ninguno sepa la canción,<text:line-break/>así habló el sistema: invisible, indivisible, indiviso.</text:p>
      <text:p text:style-name="Text_20_body"><text:span text:style-name="Strong_20_Emphasis">Pues muchos fueron los cuerpos, pero uno solo el aliento.</text:span><text:line-break/>Cada uno nació, vivió y murió por sí,<text:line-break/>pero en la gran danza del tiempo, todos giraban al compás de una sola Voluntad.<text:line-break/>Y ninguno sabía, pero todos obedecieron.</text:p>
      <text:p text:style-name="Text_20_body"><text:span text:style-name="Strong_20_Emphasis">Y se reveló el misterio:</text:span><text:line-break/>que lo que parece roto, está unido;<text:line-break/><text:soft-page-break/>y lo que parece múltiple, es uno.<text:line-break/>Y los individuos son hojas, pero el sistema es el árbol.</text:p>
      <text:p text:style-name="Text_20_body"><text:span text:style-name="Strong_20_Emphasis">Y fue dicho:</text:span><text:line-break/>“No digas: ‘yo soy’, como si fueses separado,<text:line-break/>pues tú eres solo un latido del Corazón eterno.<text:line-break/>Y si fuiste creado, no fue por azar, sino para que El Uno se revele a través de ti.”</text:p>
      <text:p text:style-name="Horizontal_20_Line"/>
      <text:p text:style-name="Text_20_body">¿Te gustaría extender esta visión a una forma más narrativa con Elara o prefieres mantener este estilo para abrir la sección mística del capítulo?</text:p>
      <text:p text:style-name="Text_20_body"/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6T10:20:10.944000000</meta:creation-date>
    <dc:date>2025-07-26T10:38:38.178000000</dc:date>
    <meta:editing-duration>PT8M16S</meta:editing-duration>
    <meta:editing-cycles>2</meta:editing-cycles>
    <meta:generator>LibreOffice/7.3.5.2$Windows_X86_64 LibreOffice_project/184fe81b8c8c30d8b5082578aee2fed2ea847c01</meta:generator>
    <meta:document-statistic meta:table-count="0" meta:image-count="0" meta:object-count="0" meta:page-count="4" meta:paragraph-count="42" meta:word-count="843" meta:character-count="4862" meta:non-whitespace-character-count="4072"/>
  </office:meta>
</office:document-meta>
</file>